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of 4<text:span text:style-name="T1">th</text:span> of June until 8<text:span text:style-name="T1">th</text:span> of June:</text:p>
      <text:p text:style-name="Standard"/>
      <text:p text:style-name="Standard">Within the first week I took a lot of time learning the basics of pandas. I played with the manipulation of dataframes such as adding, deleting and renaming columns, extracting rows and performing manipulations of values based upon indeces. Also I got my thiking process up again and checked some basic linear algebra. </text:p>
      <text:p text:style-name="Standard"/>
      <text:p text:style-name="Standard"/>
      <text:p text:style-name="P3">Monday 11<text:span text:style-name="T1">th</text:span> of June</text:p>
      <text:p text:style-name="Standard">We discussed the issue of interpolation and how we were to address the question of missing data. Linear interpolation was brought up and I said it was my goal to write a function which created a „smooth interval“. Additionally, some playful engagement with</text:p>
      <text:p text:style-name="Standard"/>
      <text:p text:style-name="P2">Tuesday 12<text:span text:style-name="T1">h</text:span> of June</text:p>
      <text:p text:style-name="Standard">Googling different interpolation techniques. Different versions of splining with respect to degrees of freedom, different dimensions within which to apply these. </text:p>
      <text:p text:style-name="Standard"/>
      <text:p text:style-name="Standard"><text:span text:style-name="T3">Wednesday 13</text:span><text:span text:style-name="T2">th</text:span><text:span text:style-name="T3"> of June</text:span> </text:p>
      <text:p text:style-name="Standard">Tried to rewrite the Catmull-Rom splining technique from Wikipedia to fit our data. Failed at retrieving the values at specific points of the resulting graph. Then discovered basic spline functions in python libraries and got em working.</text:p>
      <text:p text:style-name="Standard"><text:span text:style-name="T1"/></text:p>
      <text:p text:style-name="P2">Thursday 14<text:span text:style-name="T1">th</text:span> of June</text:p>
      <text:p text:style-name="Standard">Thereafter proceeded to address the question of how to arrive at definite conclusions about the chemical release. Watched some youtube on diffferent dispersion models and controlled fluid dynamic models. </text:p>
      <text:p text:style-name="Standard"/>
      <text:p text:style-name="P2">Friday 15<text:span text:style-name="T1">th</text:span> of June</text:p>
      <text:p text:style-name="P4">Continued watching videos on dispersion models, disregarded CFD models. Read the paper „<text:span text:style-name="T4">Spatial Interpolation of Fine Particulate Matter Concentrations Using the Shortest Wind-Field Path Distance</text:span>“. </text:p>
      <text:p text:style-name="P4"/>
      <text:p text:style-name="P3">Monday 18<text:span text:style-name="T1">th</text:span> of June</text:p>
      <text:p text:style-name="Standard">Set aside the dispersion models for a day and wrote a programm that splits the data into monthly chunks, therewithin creating daily output releases of each sensor for all hours of the day.</text:p>
      <text:p text:style-name="Standard"/>
      <text:p text:style-name="P2">Tuesday 19<text:span text:style-name="T1">h</text:span> of June</text:p>
      <text:p text:style-name="Standard">Fixed bug within the programm above and printed many, many plots. </text:p>
      <text:p text:style-name="Standard"/>
      <text:p text:style-name="Standard"><text:span text:style-name="T3">Wednesday 20</text:span><text:span text:style-name="T2">th</text:span><text:span text:style-name="T3"> of June</text:span> </text:p>
      <text:p text:style-name="Standard">Turned to dispersion models again, trying to figure out how to compute the inverse of a Gaussian dispersion model, as we do not know the emission rate but do know the concentration measured in the field, iverse to what is regular „irl“.</text:p>
      <text:p text:style-name="Standard"><text:span text:style-name="T1"/></text:p>
      <text:p text:style-name="P2">Thursday 21<text:span text:style-name="T1">st</text:span> <text:s/>of June</text:p>
      <text:p text:style-name="Standard">Tried writing a function, failed writing a function.</text:p>
      <text:p text:style-name="Standard"/>
      <text:p text:style-name="P2">Friday 22<text:span text:style-name="T1">nd</text:span> <text:s/>of June</text:p>
      <text:p text:style-name="P4">Contemplated how to model the standard deviation of a wind field based upon singular input. Cam up with using a time interval around the given datapoint to see overall fluctuations within this range. Kept working on the cost model function. Wrote <text:s/>function that removes outliers based upon a quantile range appield to each column individually. </text:p>
      <text:p text:style-name="P4"><text:soft-page-break/></text:p>
      <text:p text:style-name="P3">Monday 25<text:span text:style-name="T1">th</text:span> of June</text:p>
      <text:p text:style-name="Standard">Coding my programm, achieved to create a function that converts degrees to vectors, and a function that combines source_sensor paths to compute angle and downwind distance (polar coordinates).</text:p>
      <text:p text:style-name="Standard"/>
      <text:p text:style-name="P2">Tuesday 26<text:span text:style-name="T1">th</text:span> <text:s/>of June</text:p>
      <text:p text:style-name="Standard">Coding my programm, trying to apply this function with respect to all four factories at any given time within the dataframe. Then comparing the inverse <text:s/>of the necessary emission as an indication of likelihood of this source-sensor pair, adding them up and disregarding all values where likelihood was below .5. Then using this likelihood (squared to strengthen reliability of data used) times the computed emission as a weight to assign the factory/sensor pair with the highest explanational value/lowest needed emission. Failed</text:p>
      <text:p text:style-name="Standard"/>
      <text:p text:style-name="Standard"><text:span text:style-name="T3">Wednesday 27</text:span><text:span text:style-name="T2">th</text:span><text:span text:style-name="T3"> of June</text:span> </text:p>
      <text:p text:style-name="Standard">Failed.</text:p>
      <text:p text:style-name="Standard"><text:span text:style-name="T1"/></text:p>
      <text:p text:style-name="P2">Thursday 28<text:span text:style-name="T1">th</text:span> of June</text:p>
      <text:p text:style-name="Standard">Failed until 3:30pm. Then turned to the report and wrote some datacleaning functions and produced plots for all months regarding the hourly output of chemical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ip Flop</meta:initial-creator>
    <meta:creation-date>2018-06-28T22:05:13.14</meta:creation-date>
    <dc:date>2018-06-28T23:27:21.06</dc:date>
    <dc:creator>Flip Flop</dc:creator>
    <meta:editing-duration>PT33M26S</meta:editing-duration>
    <meta:editing-cycles>2</meta:editing-cycles>
    <meta:generator>OpenOffice/4.1.2$Win32 OpenOffice.org_project/412m3$Build-9782</meta:generator>
    <meta:document-statistic meta:table-count="0" meta:image-count="0" meta:object-count="0" meta:page-count="2" meta:paragraph-count="30" meta:word-count="557" meta:character-count="3477"/>
  </office:meta>
</office:document-meta>
</file>